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haroni" svg:font-family="Aharoni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24.993cm" fo:margin-left="0.152cm" fo:margin-right="0.256cm" fo:margin-top="0cm" fo:margin-bottom="0cm" table:align="margins" style:writing-mode="lr-tb"/>
    </style:style>
    <style:style style:name="Tabla1.A" style:family="table-column">
      <style:table-column-properties style:column-width="4.974cm" style:rel-column-width="13043*"/>
    </style:style>
    <style:style style:name="Tabla1.B" style:family="table-column">
      <style:table-column-properties style:column-width="5.126cm" style:rel-column-width="13440*"/>
    </style:style>
    <style:style style:name="Tabla1.C" style:family="table-column">
      <style:table-column-properties style:column-width="2.69cm" style:rel-column-width="7053*"/>
    </style:style>
    <style:style style:name="Tabla1.D" style:family="table-column">
      <style:table-column-properties style:column-width="2.434cm" style:rel-column-width="6382*"/>
    </style:style>
    <style:style style:name="Tabla1.F" style:family="table-column">
      <style:table-column-properties style:column-width="4.644cm" style:rel-column-width="12177*"/>
    </style:style>
    <style:style style:name="Tabla1.1" style:family="table-row">
      <style:table-row-properties style:min-row-height="6.835cm"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0"/>
    </style:style>
    <style:style style:name="Tabla1.2" style:family="table-row">
      <style:table-row-properties style:min-row-height="6.481cm" style:keep-together="true" fo:keep-together="auto"/>
    </style:style>
    <style:style style:name="Tabla1.3" style:family="table-row">
      <style:table-row-properties style:min-row-height="3.36cm" style:keep-together="true" fo:keep-together="auto"/>
    </style:style>
    <style:style style:name="P1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loext:contextual-spacing="false" fo:margin-top="0cm" fo:margin-bottom="0cm" fo:line-height="100%"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loext:contextual-spacing="false" fo:margin-top="0cm" fo:margin-bottom="0cm" fo:line-height="100%" fo:text-align="start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loext:contextual-spacing="false" fo:margin-top="0cm" fo:margin-bottom="0cm" fo:line-height="100%"/>
    </style:style>
    <style:style style:name="P6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7" style:family="paragraph" style:parent-style-name="Standard">
      <style:paragraph-properties fo:margin-top="0cm" fo:margin-bottom="0cm" fo:line-height="100%" fo:text-align="start" style:justify-single-word="false"/>
      <style:text-properties style:font-name="Calibri1" fo:font-size="10.5pt" style:font-size-asian="10.5pt" style:font-size-complex="10.5pt"/>
    </style:style>
    <style:style style:name="P8" style:family="paragraph" style:parent-style-name="Standard">
      <style:paragraph-properties loext:contextual-spacing="false" fo:margin-top="0cm" fo:margin-bottom="0cm" fo:line-height="100%" fo:text-align="start" style:justify-single-word="false"/>
      <style:text-properties style:font-name="Calibri1" fo:font-size="10.5pt" style:font-size-asian="10.5pt" style:font-size-complex="10.5pt"/>
    </style:style>
    <style:style style:name="P9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fo:font-size="10pt" style:font-size-asian="10pt" style:font-size-complex="10pt"/>
    </style:style>
    <style:style style:name="P10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fo:font-size="10.5pt" style:font-size-asian="10.5pt" style:font-size-complex="10.5pt"/>
    </style:style>
    <style:style style:name="P11" style:family="paragraph" style:parent-style-name="Standard">
      <style:paragraph-properties fo:margin-top="0cm" fo:margin-bottom="0cm" fo:line-height="100%" fo:text-align="start" style:justify-single-word="false"/>
      <style:text-properties fo:font-size="10.5pt" style:font-size-asian="10.5pt" style:font-size-complex="10.5pt"/>
    </style:style>
    <style:style style:name="P12" style:family="paragraph" style:parent-style-name="Standard">
      <style:paragraph-properties loext:contextual-spacing="false" fo:margin-top="0cm" fo:margin-bottom="0cm" fo:line-height="100%" fo:text-align="start" style:justify-single-word="false"/>
      <style:text-properties fo:font-size="10.5pt" style:font-size-asian="10.5pt" style:font-size-complex="10.5pt"/>
    </style:style>
    <style:style style:name="P13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size="10.5pt" fo:font-weight="bold" style:font-size-asian="10.5pt" style:font-weight-asian="bold" style:font-size-complex="10.5pt"/>
    </style:style>
    <style:style style:name="P14" style:family="paragraph" style:parent-style-name="Standard">
      <style:paragraph-properties loext:contextual-spacing="false" fo:margin-top="0cm" fo:margin-bottom="0cm" fo:line-height="100%" fo:text-align="start" style:justify-single-word="false"/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6pt" fo:font-weight="bold" style:font-size-asian="6pt" style:font-weight-asian="bold" style:font-name-complex="Aharoni" style:font-size-complex="6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 style:font-name-complex="Aharoni" style:font-size-complex="20pt"/>
    </style:style>
    <style:style style:name="P17" style:family="paragraph" style:parent-style-name="Standard">
      <style:paragraph-properties fo:text-align="center" style:justify-single-word="false"/>
      <style:text-properties fo:font-size="2pt" fo:font-weight="bold" style:font-size-asian="2pt" style:font-weight-asian="bold" style:font-name-complex="Aharoni" style:font-size-complex="2pt"/>
    </style:style>
    <style:style style:name="T1" style:family="text">
      <style:text-properties fo:font-variant="normal" fo:text-transform="none" fo:color="#202124" style:font-name="Calibri1" fo:letter-spacing="normal" fo:font-style="normal" fo:font-weight="bold"/>
    </style:style>
    <style:style style:name="T2" style:family="text">
      <style:text-properties style:font-name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Modelo de Negocio Canva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B"/>
        <table:table-column table:style-name="Tabla1.F"/>
        <table:table-row table:style-name="Tabla1.1">
          <table:table-cell table:style-name="Tabla1.A1" table:number-rows-spanned="2" office:value-type="string">
            <text:p text:style-name="P3">Socios claves</text:p>
            <text:p text:style-name="P1"/>
            <text:p text:style-name="P12">-Las empresas distribuidoras de componentes electronicos.</text:p>
            <text:p text:style-name="P12"/>
            <text:p text:style-name="P12">-Asociacion con empresas del sector de la climatizacion y <text:s/>mantenimiento integral para entrar en posibles clientes con una buena referencia.</text:p>
            <text:p text:style-name="P12"/>
            <text:p text:style-name="P2"/>
            <text:p text:style-name="P5"/>
          </table:table-cell>
          <table:table-cell table:style-name="Tabla1.A1" office:value-type="string">
            <text:p text:style-name="P3">Actividades claves</text:p>
            <text:p text:style-name="P1"/>
            <text:p text:style-name="P12">-Proceso de desarrollo del software y algoritmo, test de los componentes: sensores, centralita y router.</text:p>
            <text:p text:style-name="P12"/>
            <text:p text:style-name="P12">-Captacion de clientes via on line.</text:p>
            <text:p text:style-name="P9"/>
            <text:p text:style-name="P5"/>
          </table:table-cell>
          <table:table-cell table:style-name="Tabla1.A1" table:number-rows-spanned="2" table:number-columns-spanned="2" office:value-type="string">
            <text:p text:style-name="P5"/>
            <text:p text:style-name="P3">Propuesta de valor</text:p>
            <text:p text:style-name="P3"/>
            <text:p text:style-name="P12">-Producto totalmente personalizado para cada cliente, adaptado a sus necesidades previo estudio de las condiciones de su espacio.</text:p>
            <text:p text:style-name="P12"/>
            <text:p text:style-name="P12">-Seguimiento post venta del producto para una constante actualización y mejora.</text:p>
          </table:table-cell>
          <table:covered-table-cell/>
          <table:table-cell table:style-name="Tabla1.A1" office:value-type="string">
            <text:p text:style-name="P4">Relación con el cliente</text:p>
            <text:p text:style-name="P4"/>
            <text:p text:style-name="P11">-Publicidad a traves de redes sociales y envio de mails, todo gestionado por un CRM<text:span text:style-name="T2">(</text:span><text:span text:style-name="T1">Customer Relationship Management</text:span><text:span text:style-name="T2"> </text:span><text:span text:style-name="T2">), para tener un control del feedback.</text:span></text:p>
            <text:p text:style-name="P7"/>
            <text:p text:style-name="P8">-Realizacion de tutoriales para el manejo del producto.</text:p>
          </table:table-cell>
          <table:table-cell table:style-name="Tabla1.A1" table:number-rows-spanned="2" office:value-type="string">
            <text:p text:style-name="P3">Segmento de clientes</text:p>
            <text:p text:style-name="P3"/>
            <text:p text:style-name="P14">-Edificios publicos y privados , industria corporaciones, todo lo que requiera un gran gasto a la hora de climatizar tanto para el comfort humano, como para preservar el producto o relacionado con la propia producción.</text:p>
            <text:p text:style-name="P5"/>
          </table:table-cell>
        </table:table-row>
        <table:table-row table:style-name="Tabla1.2">
          <table:covered-table-cell/>
          <table:table-cell table:style-name="Tabla1.A1" office:value-type="string">
            <text:p text:style-name="P3">Recursos claves</text:p>
            <text:p text:style-name="P12">-Espacio de coworking, para no tener que sufragar los gastos de un local propio.</text:p>
            <text:p text:style-name="P12">-Herramientas adecuadas para la correcta instalacion de los sensores centralita y demas elementos.</text:p>
            <text:p text:style-name="P12">-Ordenadores adecuados para el desarrollo del software.</text:p>
            <text:p text:style-name="P6"/>
          </table:table-cell>
          <table:covered-table-cell/>
          <table:covered-table-cell/>
          <table:table-cell table:style-name="Tabla1.A1" office:value-type="string">
            <text:p text:style-name="P3">Canales</text:p>
            <text:p text:style-name="P12">-Web propia de la empresa.</text:p>
            <text:p text:style-name="P12"/>
            <text:p text:style-name="P12">-Publicidad en todas las redes sociales.</text:p>
            <text:p text:style-name="P13"/>
          </table:table-cell>
          <table:covered-table-cell/>
        </table:table-row>
        <table:table-row table:style-name="Tabla1.3">
          <table:table-cell table:style-name="Tabla1.A1" table:number-columns-spanned="3" office:value-type="string">
            <text:p text:style-name="P3">Estructura de coste</text:p>
            <text:p text:style-name="P10">-Los costes primarios son en personal, el desarrollo del software y sobre todo del algoritmo requerira tiempo.Ordenadores y herramienta para las instalaciones.</text:p>
            <text:p text:style-name="P10">-Los costes secundarios seran contenidos y estaran principalmente asociados a la compra de los sensores y centralita,utilizaremos el modelo JIT “Just in time”, comprando solo lo necesario para los clientes que decidan solicitar nuestro servicio.</text:p>
            <text:p text:style-name="P5"/>
          </table:table-cell>
          <table:covered-table-cell/>
          <table:covered-table-cell/>
          <table:table-cell table:style-name="Tabla1.A1" table:number-columns-spanned="3" office:value-type="string">
            <text:p text:style-name="P3">Fuentes de Ingreso</text:p>
            <text:p text:style-name="P10">-La fuente de ingresos primaria vendra de la venta del software e instalacion del producto.</text:p>
            <text:p text:style-name="P10">-La fuente de ingresos secundaria vendra de programas de mantenimiento, modificaciónes, ampliación y de un servicio o suscripción que incluira la sustitución de piezas y los demas puntos.</text:p>
          </table:table-cell>
          <table:covered-table-cell/>
          <table:covered-table-cell/>
        </table:table-row>
      </table:table>
      <text:p text:style-name="P17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haroni" svg:font-family="Aharoni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VE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VE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0.228cm" fo:margin-bottom="0.457cm" fo:margin-left="1.27cm" fo:margin-right="1.27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7 SP1 2012</meta:initial-creator>
    <dc:creator>Carlos Manuel Martinez Pomares</dc:creator>
    <meta:editing-cycles>6</meta:editing-cycles>
    <meta:creation-date>2020-09-22T10:25:00</meta:creation-date>
    <dc:date>2022-10-18T19:40:21.40</dc:date>
    <meta:editing-duration>PT4H3M59S</meta:editing-duration>
    <meta:generator>OpenOffice/4.1.11$Win32 OpenOffice.org_project/4111m1$Build-9808</meta:generator>
    <meta:document-statistic meta:table-count="1" meta:image-count="0" meta:object-count="0" meta:page-count="1" meta:paragraph-count="28" meta:word-count="315" meta:character-count="2128"/>
    <meta:user-defined meta:name="AppVersion">16.0000</meta:user-defined>
    <meta:user-defined meta:name="Company">Windows XP Titan Ultimat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